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draw:fill="solid" draw:fill-color="#729fcf" draw:opacity="100%" draw:stroke="solid" svg:stroke-width="0.02778in" svg:stroke-color="#3465a4" svg:stroke-opacity="100%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draw:fill="solid" draw:fill-color="#729fcf" draw:opacity="100%" draw:stroke="solid" svg:stroke-width="0.02778in" svg:stroke-color="#3465a4" svg:stroke-opacity="100%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1148" draw:master-page-name="Master1-Layout7-blank-Blank" presentation:presentation-page-layout-name="Master1-PPL7" draw:id="Slide-256">
        <draw:frame draw:id="id196" presentation:style-name="a1151" draw:name="Title 1" svg:x="0.00866in" svg:y="0.70866in" svg:width="9.92087in" svg:height="2.99213in" presentation:class="title" presentation:placeholder="false">
          <draw:text-box>
            <text:p text:style-name="a1150" text:class-names="" text:cond-style-name=""><text:span text:style-name="a1149" text:class-names="">Controlling nerves</text:span></text:p>
          </draw:text-box>
          <svg:title/>
          <svg:desc/>
        </draw:frame>
        <draw:frame draw:id="id197" presentation:style-name="a1156" draw:name="Subtitle 2" svg:x="4.17323in" svg:y="3.93701in" svg:width="5.74764in" svg:height="1.41732in" presentation:class="subtitle" presentation:placeholder="false">
          <draw:text-box>
            <text:p text:style-name="a1153" text:class-names="" text:cond-style-name=""><text:span text:style-name="a1152" text:class-names="">Łukasz Machnik</text:span></text:p>
            <text:p text:style-name="a1155" text:class-names="" text:cond-style-name=""><text:span text:style-name="a1154" text:class-names="">Mateusz Lewandowski</text:span></text:p>
          </draw:text-box>
          <svg:title/>
          <svg:desc/>
        </draw:frame>
        <presentation:notes draw:style-name="a1162">
          <draw:frame draw:id="id198" draw:style-name="a1159" draw:name="Slide Number Placeholder 6" svg:x="4.67953in" svg:y="11.10827in" svg:width="3.5878in" svg:height="0.58425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514in" svg:height="4.38542in" presentation:class="page" draw:id="id199" presentation:style-name="a1160" draw:name="Slide Image Placeholder 1">
            <svg:title/>
            <svg:desc/>
          </draw:page-thumbnail>
          <draw:frame draw:id="id200" presentation:style-name="a11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63" draw:master-page-name="Master2-Layout7-blank-Blank" presentation:presentation-page-layout-name="Master2-PPL7" draw:id="Slide-257">
        <draw:frame draw:id="id201" presentation:style-name="a1167" draw:name="Title 1" svg:x="0.55118in" svg:y="0.76578in" svg:width="9.92087in" svg:height="0.74049in" presentation:class="title" presentation:placeholder="false">
          <draw:text-box>
            <text:p text:style-name="a1166" text:class-names="" text:cond-style-name=""><text:span text:style-name="a1164" text:class-names="">PRIMARY ELEMENTS</text:span><text:span text:style-name="a1165" text:class-names=""/></text:p>
          </draw:text-box>
          <svg:title/>
          <svg:desc/>
        </draw:frame>
        <draw:frame draw:id="id202" presentation:style-name="a1184" draw:name="Text Placeholder 2" svg:x="0.55118in" svg:y="1.58295in" svg:width="9.92087in" svg:height="3.53986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Practice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Arrive early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Chat with people before the presentation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0" text:class-names="">Take Deep Breaths</text:span><text:span text:style-name="a1181" text:class-names=""/></text:p>
              </text:list-item>
            </text:list>
          </draw:text-box>
          <svg:title/>
          <svg:desc/>
        </draw:frame>
        <presentation:notes draw:style-name="a1190">
          <draw:frame draw:id="id203" draw:style-name="a1187" draw:name="Slide Number Placeholder 6" svg:x="4.67953in" svg:y="11.10827in" svg:width="3.5878in" svg:height="0.58425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4" presentation:style-name="a1188" draw:name="Slide Image Placeholder 1">
            <svg:title/>
            <svg:desc/>
          </draw:page-thumbnail>
          <draw:frame draw:id="id205" presentation:style-name="a11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91" draw:master-page-name="Master2-Layout2-obj-Title-and-Content" presentation:presentation-page-layout-name="Master2-PPL2" draw:id="Slide-258">
        <draw:frame draw:id="id206" presentation:style-name="a1195" draw:name="Title 2" svg:x="0.55118in" svg:y="0.6185in" svg:width="9.92087in" svg:height="1.03504in" presentation:class="title" presentation:placeholder="false">
          <draw:text-box>
            <text:p text:style-name="a1194" text:class-names="" text:cond-style-name=""><text:span text:style-name="a1192" text:class-names="">SECONDARY ELEMENTS</text:span><text:span text:style-name="a1193" text:class-names=""/></text:p>
          </draw:text-box>
          <svg:title/>
          <svg:desc/>
        </draw:frame>
        <draw:frame draw:id="id207" presentation:style-name="a1223" draw:name="Content Placeholder 3" svg:x="0.55118in" svg:y="1.57895in" svg:width="9.92087in" svg:height="3.70175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199" text:class-names="">Keep</text:span><text:span text:style-name="a1200" text:class-names=""><text:s text:c="1"/></text:span><text:span text:style-name="a1201" text:class-names="">yourself healthy</text:span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Do not focus on yourself but deliver information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08" text:class-names="">Spea</text:span><text:span text:style-name="a1209" text:class-names="">k</text:span><text:span text:style-name="a1210" text:class-names=""><text:s text:c="1"/></text:span><text:span text:style-name="a1211" text:class-names="">slowe</text:span><text:span text:style-name="a1212" text:class-names="">r</text:span><text:span text:style-name="a1213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6" text:class-names="">Chew gum</text:span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  <presentation:notes draw:style-name="a1229">
          <draw:frame draw:id="id208" draw:style-name="a1226" draw:name="Slide Number Placeholder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09" presentation:style-name="a1227" draw:name="Slide Image Placeholder 1">
            <svg:title/>
            <svg:desc/>
          </draw:page-thumbnail>
          <draw:frame draw:id="id210" presentation:style-name="a12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30" draw:master-page-name="Master1-Layout6-titleOnly-Title-Only" presentation:presentation-page-layout-name="Master1-PPL6" draw:id="Slide-259">
        <draw:frame draw:id="id211" presentation:style-name="a1234" draw:name="Title 1" svg:x="0in" svg:y="1.83448in" svg:width="9.92087in" svg:height="0.74049in" presentation:class="title" presentation:placeholder="false">
          <draw:text-box>
            <text:p text:style-name="a1233" text:class-names="" text:cond-style-name=""><text:span text:style-name="a1231" text:class-names="">THANKS FOR ATTENTION</text:span><text:span text:style-name="a1232" text:class-names=""/></text:p>
          </draw:text-box>
          <svg:title/>
          <svg:desc/>
        </draw:frame>
        <presentation:notes draw:style-name="a1240">
          <draw:frame draw:id="id212" draw:style-name="a1237" draw:name="Slide Number Placeholder 6" svg:x="4.67953in" svg:y="11.10827in" svg:width="3.5878in" svg:height="0.58425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13" presentation:style-name="a1238" draw:name="Slide Image Placeholder 1">
            <svg:title/>
            <svg:desc/>
          </draw:page-thumbnail>
          <draw:frame draw:id="id214" presentation:style-name="a12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2" style:display-name="Title and Content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4" style:display-name="Two Content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6" style:display-name="Title Only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7" style:display-name="Blank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0" style:display-name="Title and Vertical Text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1" style:display-name="Vertical Title and Text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10236in" svg:y="5.9063in" svg:width="2.45in" svg:height="0.42717in"/>
    </style:presentation-page-layout>
    <style:presentation-page-layout style:name="Master2-PPL2" style:display-name="Title and Content">
      <presentation:placeholder presentation:object="title" svg:x="0.55118in" svg:y="0.6185in" svg:width="9.92087in" svg:height="1.03504in"/>
      <presentation:placeholder presentation:object="object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10236in" svg:y="5.9063in" svg:width="2.45in" svg:height="0.42717in"/>
    </style:presentation-page-layout>
    <style:presentation-page-layout style:name="Master2-PPL4" style:display-name="Two Content">
      <presentation:placeholder presentation:object="title" svg:x="0.55118in" svg:y="0.6185in" svg:width="9.92087in" svg:height="1.03504in"/>
      <presentation:placeholder presentation:object="object" svg:x="0.55035in" svg:y="1.81076in" svg:width="4.87674in" svg:height="3.23611in"/>
      <presentation:placeholder presentation:object="object" svg:x="5.59375in" svg:y="1.81076in" svg:width="4.87847in" svg:height="3.23611in"/>
      <presentation:placeholder presentation:object="date-time" svg:x="1.10236in" svg:y="5.9063in" svg:width="2.45in" svg:height="0.4271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10236in" svg:y="5.9063in" svg:width="2.45in" svg:height="0.42717in"/>
    </style:presentation-page-layout>
    <style:presentation-page-layout style:name="Master2-PPL6" style:display-name="Title Only">
      <presentation:placeholder presentation:object="title" svg:x="0.55118in" svg:y="0.6185in" svg:width="9.92087in" svg:height="1.03504in"/>
      <presentation:placeholder presentation:object="date-time" svg:x="1.10236in" svg:y="5.9063in" svg:width="2.45in" svg:height="0.42717in"/>
    </style:presentation-page-layout>
    <style:presentation-page-layout style:name="Master2-PPL7" style:display-name="Blank">
      <presentation:placeholder presentation:object="date-time" svg:x="1.10236in" svg:y="5.9063in" svg:width="2.45in" svg:height="0.4271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10" style:display-name="Title and Vertical Text">
      <presentation:placeholder presentation:object="title" svg:x="0.55118in" svg:y="0.6185in" svg:width="9.92087in" svg:height="1.03504in"/>
      <presentation:placeholder presentation:object="outline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11" style:display-name="Vertical Title and Text">
      <presentation:placeholder presentation:object="title" svg:x="7.99306in" svg:y="0.61806in" svg:width="2.47917in" svg:height="4.42882in"/>
      <presentation:placeholder presentation:object="outline" svg:x="0.55035in" svg:y="0.61806in" svg:width="7.27604in" svg:height="4.42882in"/>
      <presentation:placeholder presentation:object="date-time" svg:x="1.10236in" svg:y="5.9063in" svg:width="2.45in" svg:height="0.42717in"/>
    </style:presentation-page-layout>
    <style:style style:family="table-cell" style:name="a1142">
      <style:table-cell-properties/>
    </style:style>
    <style:style style:family="table-cell" style:name="a1143">
      <style:table-cell-properties/>
    </style:style>
    <style:style style:family="table-cell" style:name="a1144">
      <style:table-cell-properties/>
    </style:style>
    <style:style style:family="table-cell" style:name="a1145">
      <style:table-cell-properties/>
    </style:style>
    <style:style style:family="graphic" style:name="Graphics"/>
    <style:style style:family="table-cell" style:name="a1146">
      <style:table-cell-properties/>
    </style:style>
    <style:style style:family="table-cell" style:name="a1147">
      <style:table-cell-properties/>
    </style:style>
    <style:style style:family="table-cell" style:name="a1141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F045AAA-C0CB-43B5-B0FE-80E14A764199}">
      <table:first-row table:style-name="a1144" table:paragraph-style-name=""/>
      <table:last-row table:style-name="a1145" table:paragraph-style-name=""/>
      <table:first-column table:style-name="a1146" table:paragraph-style-name=""/>
      <table:last-column table:style-name="a1147" table:paragraph-style-name=""/>
      <table:body table:style-name="a1141" table:paragraph-style-name=""/>
      <table:odd-rows table:style-name="a1143" table:paragraph-style-name=""/>
      <table:odd-columns table:style-name="a1142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solid" draw:fill-color="#c7243a" draw:opacity="100%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draw:fill="solid" draw:fill-color="#c7243a" draw:opacity="100%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draw:fill="solid" draw:fill-color="#c7243a" draw:opacity="100%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draw:fill="solid" draw:fill-color="#c7243a" draw:opacity="100%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draw:fill="solid" draw:fill-color="#c7243a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in)" draw:stroke="none" draw:luminance="0%" draw:contrast="0%" draw:imag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draw:fill="solid" draw:fill-color="#c7243a" draw:opacity="100%" draw:stroke="non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, 0in, 0in, 0in)" draw:stroke="none" draw:luminance="0%" draw:contrast="0%" draw:image-opacity="100%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solid" draw:fill-color="#c7243a" draw:opacity="100%" draw:stroke="non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 style:parent-style-name="Graphics">
      <style:graphic-properties draw:fill="none" fo:clip="rect(0in, 0in, 0in, 0in)" draw:stroke="none" draw:luminance="0%" draw:contrast="0%" draw:image-opacity="100%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c7243a" draw:opacity="100%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solid" draw:fill-color="#c7243a" draw:opacity="100%" draw:stroke="non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solid" draw:fill-color="#c7243a" draw:opacity="100%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in)" draw:stroke="none" draw:luminance="0%" draw:contrast="0%" draw:image-opacity="100%"/>
    </style:style>
    <style:style style:family="text" style:name="a80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draw:fill="solid" draw:fill-color="#c7243a" draw:opacity="100%" draw:stroke="non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c7243a" draw:opacity="100%" draw:stroke="non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solid" draw:fill-color="#c7243a" draw:opacity="100%" draw:stroke="none"/>
    </style:style>
    <style:style style:family="paragraph" style:name="a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draw:fill="solid" draw:fill-color="#c7243a" draw:opacity="100%" draw:stroke="non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draw:fill="solid" draw:fill-color="#c7243a" draw:opacity="100%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solid" draw:fill-color="#c7243a" draw:opacity="100%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solid" draw:fill-color="#c7243a" draw:opacity="100%" draw:stroke="non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solid" draw:fill-color="#c7243a" draw:opacity="100%" draw:stroke="none"/>
    </style:style>
    <style:style style:family="text" style:name="a69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draw:fill="solid" draw:fill-color="#c7243a" draw:opacity="100%" draw:stroke="non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solid" draw:fill-color="#c7243a" draw:opacity="100%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solid" draw:fill-color="#c7243a" draw:opacity="100%" draw:stroke="none"/>
    </style:style>
    <style:style style:family="presentation" style:name="a1060">
      <style:graphic-properties draw:fill="solid" draw:fill-color="#c7243a" draw:opacity="100%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9" style:parent-style-name="Graphics">
      <style:graphic-properties draw:fill="none" fo:clip="rect(0in, 0in, 0in, 0in)" draw:stroke="none" draw:luminance="0%" draw:contrast="0%" draw:imag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6" style:parent-style-name="Graphics">
      <style:graphic-properties draw:fill="none" fo:clip="rect(0in, 0in, 0in, 0in)" draw:stroke="none" draw:luminance="0%" draw:contrast="0%" draw:image-opacity="100%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solid" draw:fill-color="#c7243a" draw:opacity="100%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draw:fill="solid" draw:fill-color="#c7243a" draw:opacity="100%" draw:stroke="none"/>
    </style:style>
    <style:style style:family="presentation" style:name="a136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1" presentation:style-name="a4" draw:name="Title Placeholder 2" svg:x="0in" svg:y="0.70866in" svg:width="9.92087in" svg:height="2.9921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4.17323in" svg:y="3.93701in" svg:width="5.74764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1.88976in" svg:y="5.77874in" svg:width="2.56811in" svg:height="0.4275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1614in" svg:y="5.76535in" svg:width="3.49409in" svg:height="0.427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8.34646in" svg:y="5.76535in" svg:width="2.56811in" svg:height="0.427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Slide Image Placeholder 1">
          <svg:title/>
          <svg:desc/>
        </draw:page-thumbnail>
        <draw:frame draw:id="id8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3" draw:layer="Master1-bg" draw:style-name="a50" draw:name="Picture 6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14" draw:layer="Master1-bg" draw:style-name="a51" draw:name="Picture 7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5" presentation:style-name="a54" draw:name="Title 1" svg:x="1.37847in" svg:y="1.01563in" svg:width="8.26736in" svg:height="2.1579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6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7" presentation:style-name="a60" draw:name="Date Placeholder 3" svg:x="1.88976in" svg:y="5.77874in" svg:width="2.56811in" svg:height="0.42756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8" presentation:style-name="a63" draw:name="Footer Placeholder 4" svg:x="4.61614in" svg:y="5.76535in" svg:width="3.49409in" svg:height="0.4275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9" presentation:style-name="a66" draw:name="Slide Number Placeholder 5" svg:x="8.34646in" svg:y="5.76535in" svg:width="2.56811in" svg:height="0.42756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7" presentation:style-name="a67" draw:name="Slide Image Placeholder 1">
          <svg:title/>
          <svg:desc/>
        </draw:page-thumbnail>
        <draw:frame draw:id="id8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2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20" draw:layer="Master1-bg" draw:style-name="a85" draw:name="Picture 6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21" draw:layer="Master1-bg" draw:style-name="a86" draw:name="Picture 7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22" presentation:style-name="a89" draw:name="Title 1" svg:x="0in" svg:y="0.70866in" svg:width="9.92087in" svg:height="2.99213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3" presentation:style-name="a104" draw:name="Content Placeholder 2" svg:x="4.17323in" svg:y="3.93701in" svg:width="5.74764in" svg:height="1.41732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07" draw:name="Date Placeholder 3" svg:x="1.88976in" svg:y="5.77874in" svg:width="2.56811in" svg:height="0.42756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5" presentation:style-name="a110" draw:name="Footer Placeholder 4" svg:x="4.61614in" svg:y="5.76535in" svg:width="3.49409in" svg:height="0.42756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6" presentation:style-name="a113" draw:name="Slide Number Placeholder 5" svg:x="8.34646in" svg:y="5.76535in" svg:width="2.56811in" svg:height="0.42756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7" presentation:style-name="a114" draw:name="Slide Image Placeholder 1">
          <svg:title/>
          <svg:desc/>
        </draw:page-thumbnail>
        <draw:frame draw:id="id8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2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7" draw:layer="Master1-bg" draw:style-name="a132" draw:name="Picture 6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28" draw:layer="Master1-bg" draw:style-name="a133" draw:name="Picture 7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29" presentation:style-name="a136" draw:name="Title 1" svg:x="0.75174in" svg:y="1.54688in" svg:width="9.50868in" svg:height="2.57812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0" presentation:style-name="a140" draw:name="Text Placeholder 2" svg:x="0.75174in" svg:y="4.14931in" svg:width="9.50868in" svg:height="1.35764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31" presentation:style-name="a143" draw:name="Date Placeholder 3" svg:x="1.88976in" svg:y="5.77874in" svg:width="2.56811in" svg:height="0.42756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2" presentation:style-name="a146" draw:name="Footer Placeholder 4" svg:x="4.61614in" svg:y="5.76535in" svg:width="3.49409in" svg:height="0.42756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33" presentation:style-name="a149" draw:name="Slide Number Placeholder 5" svg:x="8.34646in" svg:y="5.76535in" svg:width="2.56811in" svg:height="0.42756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7" presentation:style-name="a150" draw:name="Slide Image Placeholder 1">
          <svg:title/>
          <svg:desc/>
        </draw:page-thumbnail>
        <draw:frame draw:id="id8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9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1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2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4" draw:layer="Master1-bg" draw:style-name="a168" draw:name="Picture 7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35" draw:layer="Master1-bg" draw:style-name="a169" draw:name="Picture 8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36" presentation:style-name="a172" draw:name="Title 1" svg:x="0in" svg:y="0.70866in" svg:width="9.92087in" svg:height="2.99213in" presentation:class="title" presentation:placeholder="false">
        <draw:text-box>
          <text:p text:style-name="a171" text:class-names="" text:cond-style-name=""><text:span text:style-name="a170" text:class-names="">Click to edit Master title style</text:span></text:p>
        </draw:text-box>
        <svg:title/>
        <svg:desc/>
      </draw:frame>
      <draw:frame draw:id="id37" presentation:style-name="a187" draw:name="Content Placeholder 2" svg:x="4.17361in" svg:y="3.9375in" svg:width="2.78993in" svg:height="1.41667in" presentation:class="object" presentation:placeholder="false">
        <draw:text-box>
          <text:p text:style-name="a174" text:class-names="" text:cond-style-name=""><text:span text:style-name="a173" text:class-names="">Click to edit Master text styles</text:span></text:p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2" draw:name="Content Placeholder 3" svg:x="7.13021in" svg:y="3.9375in" svg:width="2.78993in" svg:height="1.41667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5" draw:name="Date Placeholder 4" svg:x="1.88976in" svg:y="5.77874in" svg:width="2.56811in" svg:height="0.42756in" presentation:class="date-tim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40" presentation:style-name="a208" draw:name="Footer Placeholder 5" svg:x="4.61614in" svg:y="5.76535in" svg:width="3.49409in" svg:height="0.42756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1" presentation:style-name="a211" draw:name="Slide Number Placeholder 6" svg:x="8.34646in" svg:y="5.76535in" svg:width="2.56811in" svg:height="0.42756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presentation:notes style:page-layout-name="pageLayout2" draw:style-name="a228">
        <draw:page-thumbnail svg:x="0.23622in" svg:y="0.88858in" svg:width="7.79449in" svg:height="4.38425in" presentation:class="page" draw:id="id7" presentation:style-name="a212" draw:name="Slide Image Placeholder 1">
          <svg:title/>
          <svg:desc/>
        </draw:page-thumbnail>
        <draw:frame draw:id="id8" presentation:style-name="a215" draw:name="Notes Placeholder 2" svg:x="0.82677in" svg:y="5.55394in" svg:width="6.61378in" svg:height="5.26142in" presentation:class="notes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Header Placeholder 3" svg:x="0in" svg:y="0in" svg:width="3.5878in" svg:height="0.58425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Date Placeholder 4" svg:x="4.67953in" svg:y="0in" svg:width="3.5878in" svg:height="0.58425in" presentation:class="date-time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Footer Placeholder 5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2" presentation:style-name="a227" draw:name="Slide Number Placeholder 6" svg:x="4.67953in" svg:y="11.10827in" svg:width="3.5878in" svg:height="0.58425in" presentation:class="page-number" presentation:placeholder="false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9">
      <draw:frame draw:id="id42" draw:layer="Master1-bg" draw:style-name="a230" draw:name="Picture 9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43" draw:layer="Master1-bg" draw:style-name="a231" draw:name="Picture 10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44" presentation:style-name="a234" draw:name="Title 1" svg:x="0.75868in" svg:y="0.32986in" svg:width="9.50868in" svg:height="1.19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5" presentation:style-name="a238" draw:name="Text Placeholder 2" svg:x="0.75868in" svg:y="1.52083in" svg:width="4.66493in" svg:height="0.74479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46" presentation:style-name="a253" draw:name="Content Placeholder 3" svg:x="0.75868in" svg:y="2.26563in" svg:width="4.66493in" svg:height="3.3316in" presentation:class="object" presentation:placeholder="false">
        <draw:text-box>
          <text:p text:style-name="a240" text:class-names="" text:cond-style-name=""><text:span text:style-name="a239" text:class-names="">Click to edit Master text styles</text:span></text:p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57" draw:name="Text Placeholder 4" svg:x="5.5816in" svg:y="1.52083in" svg:width="4.68576in" svg:height="0.7447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title/>
        <svg:desc/>
      </draw:frame>
      <draw:frame draw:id="id48" presentation:style-name="a272" draw:name="Content Placeholder 5" svg:x="5.5816in" svg:y="2.26563in" svg:width="4.68576in" svg:height="3.3316in" presentation:class="object" presentation:placeholder="false">
        <draw:text-box>
          <text:p text:style-name="a259" text:class-names="" text:cond-style-name=""><text:span text:style-name="a258" text:class-names="">Click to edit Master text styles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5" draw:name="Date Placeholder 6" svg:x="1.88976in" svg:y="5.77874in" svg:width="2.56811in" svg:height="0.42756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0" presentation:style-name="a278" draw:name="Footer Placeholder 7" svg:x="4.61614in" svg:y="5.76535in" svg:width="3.49409in" svg:height="0.42756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1" draw:name="Slide Number Placeholder 8" svg:x="8.34646in" svg:y="5.76535in" svg:width="2.56811in" svg:height="0.42756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298">
        <draw:page-thumbnail svg:x="0.23622in" svg:y="0.88858in" svg:width="7.79449in" svg:height="4.38425in" presentation:class="page" draw:id="id7" presentation:style-name="a282" draw:name="Slide Image Placeholder 1">
          <svg:title/>
          <svg:desc/>
        </draw:page-thumbnail>
        <draw:frame draw:id="id8" presentation:style-name="a285" draw:name="Notes Placeholder 2" svg:x="0.82677in" svg:y="5.55394in" svg:width="6.61378in" svg:height="5.26142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Header Placeholder 3" svg:x="0in" svg:y="0in" svg:width="3.5878in" svg:height="0.5842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Date Placeholder 4" svg:x="4.67953in" svg:y="0in" svg:width="3.5878in" svg:height="0.58425in" presentation:class="date-time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1" presentation:style-name="a294" draw:name="Footer Placeholder 5" svg:x="0in" svg:y="11.10827in" svg:width="3.5878in" svg:height="0.58425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2" presentation:style-name="a297" draw:name="Slide Number Placeholder 6" svg:x="4.67953in" svg:y="11.10827in" svg:width="3.5878in" svg:height="0.58425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9">
      <draw:frame draw:id="id52" draw:layer="Master1-bg" draw:style-name="a300" draw:name="Picture 5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53" draw:layer="Master1-bg" draw:style-name="a301" draw:name="Picture 6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54" presentation:style-name="a304" draw:name="Title 1" svg:x="0in" svg:y="0.70866in" svg:width="9.92087in" svg:height="2.99213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55" presentation:style-name="a307" draw:name="Date Placeholder 2" svg:x="1.88976in" svg:y="5.77874in" svg:width="2.56811in" svg:height="0.42756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6" presentation:style-name="a310" draw:name="Footer Placeholder 3" svg:x="4.61614in" svg:y="5.76535in" svg:width="3.49409in" svg:height="0.42756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7" presentation:style-name="a313" draw:name="Slide Number Placeholder 4" svg:x="8.34646in" svg:y="5.76535in" svg:width="2.56811in" svg:height="0.42756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0.23622in" svg:y="0.88858in" svg:width="7.79449in" svg:height="4.38425in" presentation:class="page" draw:id="id7" presentation:style-name="a314" draw:name="Slide Image Placeholder 1">
          <svg:title/>
          <svg:desc/>
        </draw:page-thumbnail>
        <draw:frame draw:id="id8" presentation:style-name="a317" draw:name="Notes Placeholder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9" presentation:style-name="a320" draw:name="Header Placeholder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3" draw:name="Date Placeholder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1" presentation:style-name="a326" draw:name="Footer Placeholder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2" presentation:style-name="a329" draw:name="Slide Number Placeholder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1">
      <draw:frame draw:id="id58" draw:layer="Master1-bg" draw:style-name="a332" draw:name="Picture 4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59" draw:layer="Master1-bg" draw:style-name="a333" draw:name="Picture 5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60" presentation:style-name="a336" draw:name="Date Placeholder 1" svg:x="1.88976in" svg:y="5.77874in" svg:width="2.56811in" svg:height="0.42756in" presentation:class="date-tim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61" presentation:style-name="a339" draw:name="Footer Placeholder 2" svg:x="4.61614in" svg:y="5.76535in" svg:width="3.49409in" svg:height="0.42756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2" presentation:style-name="a342" draw:name="Slide Number Placeholder 3" svg:x="8.34646in" svg:y="5.76535in" svg:width="2.56811in" svg:height="0.42756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0.23622in" svg:y="0.88858in" svg:width="7.79449in" svg:height="4.38425in" presentation:class="page" draw:id="id7" presentation:style-name="a343" draw:name="Slide Image Placeholder 1">
          <svg:title/>
          <svg:desc/>
        </draw:page-thumbnail>
        <draw:frame draw:id="id8" presentation:style-name="a346" draw:name="Notes Placehold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Header Placehold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Date Placehold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Footer Placehold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2" presentation:style-name="a358" draw:name="Slide Number Placehold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0">
      <draw:frame draw:id="id63" draw:layer="Master1-bg" draw:style-name="a361" draw:name="Picture 7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64" draw:layer="Master1-bg" draw:style-name="a362" draw:name="Picture 8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65" presentation:style-name="a365" draw:name="Title 1" svg:x="0.75868in" svg:y="0.41319in" svg:width="3.55556in" svg:height="1.44792in" presentation:class="title" presentation:placeholder="false">
        <draw:text-box>
          <text:p text:style-name="a364" text:class-names="" text:cond-style-name=""><text:span text:style-name="a363" text:class-names="">Click to edit Master title style</text:span></text:p>
        </draw:text-box>
        <svg:title/>
        <svg:desc/>
      </draw:frame>
      <draw:frame draw:id="id66" presentation:style-name="a380" draw:name="Content Placeholder 2" svg:x="4.6875in" svg:y="0.89236in" svg:width="5.57986in" svg:height="4.40799in" presentation:class="object" presentation:placeholder="false">
        <draw:text-box>
          <text:p text:style-name="a367" text:class-names="" text:cond-style-name=""><text:span text:style-name="a366" text:class-names="">Click to edit Master text styles</text:span></text:p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84" draw:name="Text Placeholder 3" svg:x="0.75868in" svg:y="1.86111in" svg:width="3.55556in" svg:height="3.44618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8" presentation:style-name="a387" draw:name="Date Placeholder 4" svg:x="1.88976in" svg:y="5.77874in" svg:width="2.56811in" svg:height="0.42756in" presentation:class="date-tim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9" presentation:style-name="a390" draw:name="Footer Placeholder 5" svg:x="4.61614in" svg:y="5.76535in" svg:width="3.49409in" svg:height="0.427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0" presentation:style-name="a393" draw:name="Slide Number Placeholder 6" svg:x="8.34646in" svg:y="5.76535in" svg:width="2.56811in" svg:height="0.427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page-thumbnail svg:x="0.23622in" svg:y="0.88858in" svg:width="7.79449in" svg:height="4.38425in" presentation:class="page" draw:id="id7" presentation:style-name="a394" draw:name="Slide Image Placeholder 1">
          <svg:title/>
          <svg:desc/>
        </draw:page-thumbnail>
        <draw:frame draw:id="id8" presentation:style-name="a397" draw:name="Notes Placehold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9" presentation:style-name="a400" draw:name="Header Placehold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Date Placehold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1" presentation:style-name="a406" draw:name="Footer Placehold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2" presentation:style-name="a409" draw:name="Slide Number Placehold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1">
      <draw:frame draw:id="id71" draw:layer="Master1-bg" draw:style-name="a412" draw:name="Picture 7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72" draw:layer="Master1-bg" draw:style-name="a413" draw:name="Picture 8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73" presentation:style-name="a416" draw:name="Title 1" svg:x="0.75868in" svg:y="0.41319in" svg:width="3.55556in" svg:height="1.44792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74" presentation:style-name="a419" draw:name="Picture Placeholder 2" svg:x="4.6875in" svg:y="0.89236in" svg:width="5.57986in" svg:height="4.40799in" presentation:class="graphic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5" presentation:style-name="a423" draw:name="Text Placeholder 3" svg:x="0.75868in" svg:y="1.86111in" svg:width="3.55556in" svg:height="3.44618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76" presentation:style-name="a426" draw:name="Date Placeholder 4" svg:x="1.88976in" svg:y="5.77874in" svg:width="2.56811in" svg:height="0.42756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77" presentation:style-name="a429" draw:name="Footer Placeholder 5" svg:x="4.61614in" svg:y="5.76535in" svg:width="3.49409in" svg:height="0.42756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78" presentation:style-name="a432" draw:name="Slide Number Placeholder 6" svg:x="8.34646in" svg:y="5.76535in" svg:width="2.56811in" svg:height="0.42756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page-thumbnail svg:x="0.23622in" svg:y="0.88858in" svg:width="7.79449in" svg:height="4.38425in" presentation:class="page" draw:id="id7" presentation:style-name="a433" draw:name="Slide Image Placeholder 1">
          <svg:title/>
          <svg:desc/>
        </draw:page-thumbnail>
        <draw:frame draw:id="id8" presentation:style-name="a436" draw:name="Notes Placeholder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Header Placeholder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Date Placeholder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5" draw:name="Footer Placeholder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2" presentation:style-name="a448" draw:name="Slide Number Placeholder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0">
      <draw:frame draw:id="id79" draw:layer="Master1-bg" draw:style-name="a451" draw:name="Picture 6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80" draw:layer="Master1-bg" draw:style-name="a452" draw:name="Picture 7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81" presentation:style-name="a455" draw:name="Title 1" svg:x="0in" svg:y="0.70866in" svg:width="9.92087in" svg:height="2.99213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82" presentation:style-name="a471" draw:name="Vertical Text Placeholder 2" svg:x="4.17323in" svg:y="3.93701in" svg:width="5.74764in" svg:height="1.41732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 le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hird le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74" draw:name="Date Placeholder 3" svg:x="1.88976in" svg:y="5.77874in" svg:width="2.56811in" svg:height="0.42756in" presentation:class="date-time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84" presentation:style-name="a477" draw:name="Footer Placeholder 4" svg:x="4.61614in" svg:y="5.76535in" svg:width="3.49409in" svg:height="0.42756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5" presentation:style-name="a480" draw:name="Slide Number Placeholder 5" svg:x="8.34646in" svg:y="5.76535in" svg:width="2.56811in" svg:height="0.42756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page-thumbnail svg:x="0.23622in" svg:y="0.88858in" svg:width="7.79449in" svg:height="4.38425in" presentation:class="page" draw:id="id7" presentation:style-name="a481" draw:name="Slide Image Placeholder 1">
          <svg:title/>
          <svg:desc/>
        </draw:page-thumbnail>
        <draw:frame draw:id="id8" presentation:style-name="a484" draw:name="Notes Placeholder 2" svg:x="0.82677in" svg:y="5.55394in" svg:width="6.61378in" svg:height="5.2614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Header Placeholder 3" svg:x="0in" svg:y="0in" svg:width="3.5878in" svg:height="0.5842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Date Placeholder 4" svg:x="4.67953in" svg:y="0in" svg:width="3.5878in" svg:height="0.58425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3" draw:name="Footer Placeholder 5" svg:x="0in" svg:y="11.10827in" svg:width="3.5878in" svg:height="0.5842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6" draw:name="Slide Number Placeholder 6" svg:x="4.67953in" svg:y="11.10827in" svg:width="3.5878in" svg:height="0.5842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8">
      <draw:frame draw:id="id86" draw:layer="Master1-bg" draw:style-name="a499" draw:name="Picture 6" svg:x="0in" svg:y="5.58268in" svg:width="11.02362in" svg:height="0.63543in" style:rel-width="scale" style:rel-height="scale">
        <draw:image xlink:href="media/image1.png" xlink:type="simple" xlink:show="embed" xlink:actuate="onLoad"/>
        <svg:title/>
        <svg:desc/>
      </draw:frame>
      <draw:frame draw:id="id87" draw:layer="Master1-bg" draw:style-name="a500" draw:name="Picture 7" svg:x="0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88" presentation:style-name="a503" draw:name="Vertical Title 1" svg:x="7.44097in" svg:y="0.70833in" svg:width="2.47917in" svg:height="4.64583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89" presentation:style-name="a519" draw:name="Vertical Text Placeholder 2" svg:x="0in" svg:y="0.70833in" svg:width="7.27431in" svg:height="4.64583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22" draw:name="Date Placeholder 3" svg:x="1.88976in" svg:y="5.77874in" svg:width="2.56811in" svg:height="0.42756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91" presentation:style-name="a525" draw:name="Footer Placeholder 4" svg:x="4.61614in" svg:y="5.76535in" svg:width="3.49409in" svg:height="0.42756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92" presentation:style-name="a528" draw:name="Slide Number Placeholder 5" svg:x="8.34646in" svg:y="5.76535in" svg:width="2.56811in" svg:height="0.42756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page-thumbnail svg:x="0.23622in" svg:y="0.88858in" svg:width="7.79449in" svg:height="4.38425in" presentation:class="page" draw:id="id7" presentation:style-name="a529" draw:name="Slide Image Placeholder 1">
          <svg:title/>
          <svg:desc/>
        </draw:page-thumbnail>
        <draw:frame draw:id="id8" presentation:style-name="a532" draw:name="Notes Placeholder 2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Header Placeholder 3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Date Placeholder 4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1" presentation:style-name="a541" draw:name="Footer Placeholder 5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2" presentation:style-name="a544" draw:name="Slide Number Placeholder 6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46">
      <draw:frame draw:id="id93" draw:style-name="a547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94" draw:style-name="a548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95" presentation:style-name="a551" draw:name="Title Placeholder 3" svg:x="0.55118in" svg:y="0.6185in" svg:width="9.92087in" svg:height="1.03504in" presentation:class="titl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6" presentation:style-name="a568" draw:name="Text Placeholder 4" svg:x="0.55118in" svg:y="1.81102in" svg:width="9.92087in" svg:height="3.23583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71" draw:name="Date Placeholder 5" svg:x="1.10236in" svg:y="5.9063in" svg:width="2.45in" svg:height="0.42717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98" draw:style-name="a574" draw:name="TextBox 6" svg:x="1.89016in" svg:y="5.90591in" svg:width="2.56811in" svg:height="0.42756in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99" draw:style-name="a577" draw:name="TextBox 7" svg:x="4.61654in" svg:y="5.90591in" svg:width="3.49409in" svg:height="0.42756in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00" draw:style-name="a580" draw:name="TextBox 8" svg:x="8.37677in" svg:y="5.90591in" svg:width="2.56811in" svg:height="0.42756in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597">
        <draw:page-thumbnail svg:x="0.23622in" svg:y="0.88858in" svg:width="7.79449in" svg:height="4.38425in" presentation:class="page" draw:id="id7" presentation:style-name="a581" draw:name="Slide Image Placeholder 1">
          <svg:title/>
          <svg:desc/>
        </draw:page-thumbnail>
        <draw:frame draw:id="id8" presentation:style-name="a584" draw:name="Notes Placeholder 2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9" presentation:style-name="a587" draw:name="Header Placeholder 3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Date Placeholder 4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1" presentation:style-name="a593" draw:name="Footer Placeholder 5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2" presentation:style-name="a596" draw:name="Slide Number Placeholder 6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8">
      <draw:frame draw:id="id101" draw:layer="Master2-bg" draw:style-name="a599" draw:name="Picture 4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2-bg" draw:style-name="a600" draw:name="Picture 5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03" draw:layer="Master2-bg" draw:style-name="a603" draw:name="TextBox 6" svg:x="1.89016in" svg:y="5.90591in" svg:width="2.56811in" svg:height="0.42756in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4" draw:layer="Master2-bg" draw:style-name="a606" draw:name="TextBox 7" svg:x="4.61654in" svg:y="5.90591in" svg:width="3.49409in" svg:height="0.42756in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5" draw:layer="Master2-bg" draw:style-name="a609" draw:name="TextBox 8" svg:x="8.37677in" svg:y="5.90591in" svg:width="2.56811in" svg:height="0.42756in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  <draw:frame draw:id="id106" presentation:style-name="a612" draw:name="Title 1" svg:x="1.37847in" svg:y="1.01563in" svg:width="8.26736in" svg:height="2.15799in" presentation:class="title" presentation:placeholder="false">
        <draw:text-box>
          <text:p text:style-name="a611" text:class-names="" text:cond-style-name=""><text:span text:style-name="a610" text:class-names="">Click to edit Master title style</text:span></text:p>
        </draw:text-box>
        <svg:title/>
        <svg:desc/>
      </draw:frame>
      <draw:frame draw:id="id107" presentation:style-name="a615" draw:name="Subtitle 2" svg:x="1.37847in" svg:y="3.25694in" svg:width="8.26736in" svg:height="1.49826in" presentation:class="subtitle" presentation:placeholder="false">
        <draw:text-box>
          <text:p text:style-name="a614" text:class-names="" text:cond-style-name=""><text:span text:style-name="a613" text:class-names="">Click to edit Master subtitle style</text:span></text:p>
        </draw:text-box>
        <svg:title/>
        <svg:desc/>
      </draw:frame>
      <draw:frame draw:id="id108" presentation:style-name="a618" draw:name="Date Placeholder 3" svg:x="1.10236in" svg:y="5.9063in" svg:width="2.45in" svg:height="0.42717in" presentation:class="date-time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presentation:notes style:page-layout-name="pageLayout2" draw:style-name="a635">
        <draw:page-thumbnail svg:x="0.23622in" svg:y="0.88858in" svg:width="7.79449in" svg:height="4.38425in" presentation:class="page" draw:id="id7" presentation:style-name="a619" draw:name="Slide Image Placeholder 1">
          <svg:title/>
          <svg:desc/>
        </draw:page-thumbnail>
        <draw:frame draw:id="id8" presentation:style-name="a622" draw:name="Notes Placeholder 2" svg:x="0.82677in" svg:y="5.55394in" svg:width="6.61378in" svg:height="5.26142in" presentation:class="notes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5" draw:name="Header Placeholder 3" svg:x="0in" svg:y="0in" svg:width="3.5878in" svg:height="0.58425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8" draw:name="Date Placeholder 4" svg:x="4.67953in" svg:y="0in" svg:width="3.5878in" svg:height="0.58425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1" presentation:style-name="a631" draw:name="Footer Placeholder 5" svg:x="0in" svg:y="11.10827in" svg:width="3.5878in" svg:height="0.58425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2" presentation:style-name="a634" draw:name="Slide Number Placeholder 6" svg:x="4.67953in" svg:y="11.10827in" svg:width="3.5878in" svg:height="0.58425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6">
      <draw:frame draw:id="id109" draw:layer="Master2-bg" draw:style-name="a637" draw:name="Picture 4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10" draw:layer="Master2-bg" draw:style-name="a638" draw:name="Picture 5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11" draw:layer="Master2-bg" draw:style-name="a641" draw:name="TextBox 6" svg:x="1.89016in" svg:y="5.90591in" svg:width="2.56811in" svg:height="0.42756in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12" draw:layer="Master2-bg" draw:style-name="a644" draw:name="TextBox 7" svg:x="4.61654in" svg:y="5.90591in" svg:width="3.49409in" svg:height="0.42756in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13" draw:layer="Master2-bg" draw:style-name="a647" draw:name="TextBox 8" svg:x="8.37677in" svg:y="5.90591in" svg:width="2.56811in" svg:height="0.42756in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draw:frame draw:id="id114" presentation:style-name="a650" draw:name="Title 1" svg:x="0.55118in" svg:y="0.6185in" svg:width="9.92087in" svg:height="1.03504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115" presentation:style-name="a665" draw:name="Content Placeholder 2" svg:x="0.55118in" svg:y="1.81102in" svg:width="9.92087in" svg:height="3.23583in" presentation:class="object" presentation:placeholder="false">
        <draw:text-box>
          <text:p text:style-name="a652" text:class-names="" text:cond-style-name=""><text:span text:style-name="a651" text:class-names="">Click to edit Master text styles</text:span></text:p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68" draw:name="Date Placeholder 3" svg:x="1.10236in" svg:y="5.9063in" svg:width="2.45in" svg:height="0.42717in" presentation:class="date-time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presentation:notes style:page-layout-name="pageLayout2" draw:style-name="a685">
        <draw:page-thumbnail svg:x="0.23622in" svg:y="0.88858in" svg:width="7.79449in" svg:height="4.38425in" presentation:class="page" draw:id="id7" presentation:style-name="a669" draw:name="Slide Image Placeholder 1">
          <svg:title/>
          <svg:desc/>
        </draw:page-thumbnail>
        <draw:frame draw:id="id8" presentation:style-name="a672" draw:name="Notes Placehold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Header Placeholder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Date Placeholder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Footer Placeholder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2" presentation:style-name="a684" draw:name="Slide Number Placeholder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117" draw:layer="Master2-bg" draw:style-name="a687" draw:name="Picture 4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18" draw:layer="Master2-bg" draw:style-name="a688" draw:name="Picture 5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19" draw:layer="Master2-bg" draw:style-name="a691" draw:name="TextBox 6" svg:x="1.89016in" svg:y="5.90591in" svg:width="2.56811in" svg:height="0.42756in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120" draw:layer="Master2-bg" draw:style-name="a694" draw:name="TextBox 7" svg:x="4.61654in" svg:y="5.90591in" svg:width="3.49409in" svg:height="0.42756in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21" draw:layer="Master2-bg" draw:style-name="a697" draw:name="TextBox 8" svg:x="8.37677in" svg:y="5.90591in" svg:width="2.56811in" svg:height="0.42756in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22" presentation:style-name="a700" draw:name="Title 1" svg:x="0.75174in" svg:y="1.54688in" svg:width="9.50868in" svg:height="2.57812in" presentation:class="title" presentation:placeholder="false">
        <draw:text-box>
          <text:p text:style-name="a699" text:class-names="" text:cond-style-name=""><text:span text:style-name="a698" text:class-names="">Click to edit Master title style</text:span></text:p>
        </draw:text-box>
        <svg:title/>
        <svg:desc/>
      </draw:frame>
      <draw:frame draw:id="id123" presentation:style-name="a704" draw:name="Text Placeholder 2" svg:x="0.75174in" svg:y="4.14931in" svg:width="9.50868in" svg:height="1.35764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ck to edit Master text styles</text:span></text:p>
            </text:list-item>
          </text:list>
        </draw:text-box>
        <svg:title/>
        <svg:desc/>
      </draw:frame>
      <draw:frame draw:id="id124" presentation:style-name="a707" draw:name="Date Placeholder 3" svg:x="1.10236in" svg:y="5.9063in" svg:width="2.45in" svg:height="0.42717in" presentation:class="date-time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presentation:notes style:page-layout-name="pageLayout2" draw:style-name="a724">
        <draw:page-thumbnail svg:x="0.23622in" svg:y="0.88858in" svg:width="7.79449in" svg:height="4.38425in" presentation:class="page" draw:id="id7" presentation:style-name="a708" draw:name="Slide Image Placeholder 1">
          <svg:title/>
          <svg:desc/>
        </draw:page-thumbnail>
        <draw:frame draw:id="id8" presentation:style-name="a711" draw:name="Notes Placeholder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Header Placeholder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Date Placeholder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1" presentation:style-name="a720" draw:name="Footer Placeholder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2" presentation:style-name="a723" draw:name="Slide Number Placeholder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5">
      <draw:frame draw:id="id125" draw:layer="Master2-bg" draw:style-name="a726" draw:name="Picture 5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2-bg" draw:style-name="a727" draw:name="Picture 6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27" draw:layer="Master2-bg" draw:style-name="a730" draw:name="TextBox 7" svg:x="1.89016in" svg:y="5.90591in" svg:width="2.56811in" svg:height="0.42756in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28" draw:layer="Master2-bg" draw:style-name="a733" draw:name="TextBox 8" svg:x="4.61654in" svg:y="5.90591in" svg:width="3.49409in" svg:height="0.42756in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29" draw:layer="Master2-bg" draw:style-name="a736" draw:name="TextBox 9" svg:x="8.37677in" svg:y="5.90591in" svg:width="2.56811in" svg:height="0.42756in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draw:frame draw:id="id130" presentation:style-name="a739" draw:name="Title 1" svg:x="0.55118in" svg:y="0.6185in" svg:width="9.92087in" svg:height="1.03504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31" presentation:style-name="a754" draw:name="Content Placeholder 2" svg:x="0.55035in" svg:y="1.81076in" svg:width="4.87674in" svg:height="3.23611in" presentation:class="object" presentation:placeholder="false">
        <draw:text-box>
          <text:p text:style-name="a741" text:class-names="" text:cond-style-name=""><text:span text:style-name="a740" text:class-names="">Click to edit Master text styles</text:span></text:p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69" draw:name="Content Placeholder 3" svg:x="5.59375in" svg:y="1.81076in" svg:width="4.87847in" svg:height="3.23611in" presentation:class="object" presentation:placeholder="false">
        <draw:text-box>
          <text:p text:style-name="a756" text:class-names="" text:cond-style-name=""><text:span text:style-name="a755" text:class-names="">Click to edit Master text styles</text:span></text:p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772" draw:name="Date Placeholder 4" svg:x="1.10236in" svg:y="5.9063in" svg:width="2.45in" svg:height="0.42717in" presentation:class="date-time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presentation:notes style:page-layout-name="pageLayout2" draw:style-name="a789">
        <draw:page-thumbnail svg:x="0.23622in" svg:y="0.88858in" svg:width="7.79449in" svg:height="4.38425in" presentation:class="page" draw:id="id7" presentation:style-name="a773" draw:name="Slide Image Placeholder 1">
          <svg:title/>
          <svg:desc/>
        </draw:page-thumbnail>
        <draw:frame draw:id="id8" presentation:style-name="a776" draw:name="Notes Placeholder 2" svg:x="0.82677in" svg:y="5.55394in" svg:width="6.61378in" svg:height="5.26142in" presentation:class="notes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9" presentation:style-name="a779" draw:name="Header Placeholder 3" svg:x="0in" svg:y="0in" svg:width="3.5878in" svg:height="0.58425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0" presentation:style-name="a782" draw:name="Date Placeholder 4" svg:x="4.67953in" svg:y="0in" svg:width="3.5878in" svg:height="0.58425in" presentation:class="date-time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1" presentation:style-name="a785" draw:name="Footer Placeholder 5" svg:x="0in" svg:y="11.10827in" svg:width="3.5878in" svg:height="0.58425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2" presentation:style-name="a788" draw:name="Slide Number Placeholder 6" svg:x="4.67953in" svg:y="11.10827in" svg:width="3.5878in" svg:height="0.58425in" presentation:class="page-number" presentation:placeholder="false">
          <draw:text-box>
            <text:p text:style-name="a787" text:class-names="" text:cond-style-name=""><text:span text:style-name="a7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90">
      <draw:frame draw:id="id134" draw:layer="Master2-bg" draw:style-name="a791" draw:name="Picture 7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35" draw:layer="Master2-bg" draw:style-name="a792" draw:name="Picture 8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36" draw:layer="Master2-bg" draw:style-name="a795" draw:name="TextBox 9" svg:x="1.89016in" svg:y="5.90591in" svg:width="2.56811in" svg:height="0.42756in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37" draw:layer="Master2-bg" draw:style-name="a798" draw:name="TextBox 10" svg:x="4.61654in" svg:y="5.90591in" svg:width="3.49409in" svg:height="0.42756in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38" draw:layer="Master2-bg" draw:style-name="a801" draw:name="TextBox 11" svg:x="8.37677in" svg:y="5.90591in" svg:width="2.56811in" svg:height="0.42756in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frame draw:id="id139" presentation:style-name="a804" draw:name="Title 1" svg:x="0.75868in" svg:y="0.32986in" svg:width="9.50868in" svg:height="1.19965in" presentation:class="title" presentation:placeholder="false">
        <draw:text-box>
          <text:p text:style-name="a803" text:class-names="" text:cond-style-name=""><text:span text:style-name="a802" text:class-names="">Click to edit Master title style</text:span></text:p>
        </draw:text-box>
        <svg:title/>
        <svg:desc/>
      </draw:frame>
      <draw:frame draw:id="id140" presentation:style-name="a808" draw:name="Text Placeholder 2" svg:x="0.75868in" svg:y="1.52083in" svg:width="4.66493in" svg:height="0.74479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41" presentation:style-name="a823" draw:name="Content Placeholder 3" svg:x="0.75868in" svg:y="2.26563in" svg:width="4.66493in" svg:height="3.3316in" presentation:class="object" presentation:placeholder="false">
        <draw:text-box>
          <text:p text:style-name="a810" text:class-names="" text:cond-style-name=""><text:span text:style-name="a809" text:class-names="">Click to edit Master text styles</text:span></text:p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27" draw:name="Text Placeholder 4" svg:x="5.5816in" svg:y="1.52083in" svg:width="4.68576in" svg:height="0.7447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43" presentation:style-name="a842" draw:name="Content Placeholder 5" svg:x="5.5816in" svg:y="2.26563in" svg:width="4.68576in" svg:height="3.3316in" presentation:class="object" presentation:placeholder="false">
        <draw:text-box>
          <text:p text:style-name="a829" text:class-names="" text:cond-style-name=""><text:span text:style-name="a828" text:class-names="">Click to edit Master text styles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45" draw:name="Date Placeholder 6" svg:x="1.10236in" svg:y="5.9063in" svg:width="2.45in" svg:height="0.42717in" presentation:class="date-time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presentation:notes style:page-layout-name="pageLayout2" draw:style-name="a862">
        <draw:page-thumbnail svg:x="0.23622in" svg:y="0.88858in" svg:width="7.79449in" svg:height="4.38425in" presentation:class="page" draw:id="id7" presentation:style-name="a846" draw:name="Slide Image Placeholder 1">
          <svg:title/>
          <svg:desc/>
        </draw:page-thumbnail>
        <draw:frame draw:id="id8" presentation:style-name="a849" draw:name="Notes Placeholder 2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Header Placeholder 3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Date Placeholder 4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1" presentation:style-name="a858" draw:name="Footer Placeholder 5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2" presentation:style-name="a861" draw:name="Slide Number Placeholder 6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3">
      <draw:frame draw:id="id145" draw:layer="Master2-bg" draw:style-name="a864" draw:name="Picture 3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46" draw:layer="Master2-bg" draw:style-name="a865" draw:name="Picture 4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47" draw:layer="Master2-bg" draw:style-name="a868" draw:name="TextBox 5" svg:x="1.89016in" svg:y="5.90591in" svg:width="2.56811in" svg:height="0.42756in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48" draw:layer="Master2-bg" draw:style-name="a871" draw:name="TextBox 6" svg:x="4.61654in" svg:y="5.90591in" svg:width="3.49409in" svg:height="0.42756in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49" draw:layer="Master2-bg" draw:style-name="a874" draw:name="TextBox 7" svg:x="8.37677in" svg:y="5.90591in" svg:width="2.56811in" svg:height="0.42756in">
        <draw:text-box>
          <text:p text:style-name="a873" text:class-names="" text:cond-style-name=""><text:span text:style-name="a872" text:class-names=""><text:page-number style:num-format="1" text:fixed="false"/></text:span></text:p>
        </draw:text-box>
        <svg:title/>
        <svg:desc/>
      </draw:frame>
      <draw:frame draw:id="id150" presentation:style-name="a877" draw:name="Title 1" svg:x="0.55118in" svg:y="0.6185in" svg:width="9.92087in" svg:height="1.03504in" presentation:class="title" presentation:placeholder="false">
        <draw:text-box>
          <text:p text:style-name="a876" text:class-names="" text:cond-style-name=""><text:span text:style-name="a875" text:class-names="">Click to edit Master title style</text:span></text:p>
        </draw:text-box>
        <svg:title/>
        <svg:desc/>
      </draw:frame>
      <draw:frame draw:id="id151" presentation:style-name="a880" draw:name="Date Placeholder 2" svg:x="1.10236in" svg:y="5.9063in" svg:width="2.45in" svg:height="0.42717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presentation:notes style:page-layout-name="pageLayout2" draw:style-name="a897">
        <draw:page-thumbnail svg:x="0.23622in" svg:y="0.88858in" svg:width="7.79449in" svg:height="4.38425in" presentation:class="page" draw:id="id7" presentation:style-name="a881" draw:name="Slide Image Placeholder 1">
          <svg:title/>
          <svg:desc/>
        </draw:page-thumbnail>
        <draw:frame draw:id="id8" presentation:style-name="a884" draw:name="Notes Placeholder 2" svg:x="0.82677in" svg:y="5.55394in" svg:width="6.61378in" svg:height="5.26142in" presentation:class="notes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9" presentation:style-name="a887" draw:name="Header Placeholder 3" svg:x="0in" svg:y="0in" svg:width="3.5878in" svg:height="0.58425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0" presentation:style-name="a890" draw:name="Date Placeholder 4" svg:x="4.67953in" svg:y="0in" svg:width="3.5878in" svg:height="0.58425in" presentation:class="date-time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1" presentation:style-name="a893" draw:name="Footer Placeholder 5" svg:x="0in" svg:y="11.10827in" svg:width="3.5878in" svg:height="0.58425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2" presentation:style-name="a896" draw:name="Slide Number Placeholder 6" svg:x="4.67953in" svg:y="11.10827in" svg:width="3.5878in" svg:height="0.58425in" presentation:class="page-number" presentation:placeholder="false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8">
      <draw:frame draw:id="id152" draw:layer="Master2-bg" draw:style-name="a899" draw:name="Picture 2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53" draw:layer="Master2-bg" draw:style-name="a900" draw:name="Picture 3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54" draw:layer="Master2-bg" draw:style-name="a903" draw:name="TextBox 4" svg:x="1.89016in" svg:y="5.90591in" svg:width="2.56811in" svg:height="0.42756in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55" draw:layer="Master2-bg" draw:style-name="a906" draw:name="TextBox 5" svg:x="4.61654in" svg:y="5.90591in" svg:width="3.49409in" svg:height="0.42756in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56" draw:layer="Master2-bg" draw:style-name="a909" draw:name="TextBox 6" svg:x="8.37677in" svg:y="5.90591in" svg:width="2.56811in" svg:height="0.42756in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draw:frame draw:id="id157" presentation:style-name="a912" draw:name="Date Placeholder 1" svg:x="1.10236in" svg:y="5.9063in" svg:width="2.45in" svg:height="0.42717in" presentation:class="date-time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presentation:notes style:page-layout-name="pageLayout2" draw:style-name="a929">
        <draw:page-thumbnail svg:x="0.23622in" svg:y="0.88858in" svg:width="7.79449in" svg:height="4.38425in" presentation:class="page" draw:id="id7" presentation:style-name="a913" draw:name="Slide Image Placeholder 1">
          <svg:title/>
          <svg:desc/>
        </draw:page-thumbnail>
        <draw:frame draw:id="id8" presentation:style-name="a916" draw:name="Notes Placeholder 2" svg:x="0.82677in" svg:y="5.55394in" svg:width="6.61378in" svg:height="5.26142in" presentation:class="notes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Header Placeholder 3" svg:x="0in" svg:y="0in" svg:width="3.5878in" svg:height="0.58425in" presentation:class="head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Date Placeholder 4" svg:x="4.67953in" svg:y="0in" svg:width="3.5878in" svg:height="0.58425in" presentation:class="date-time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Footer Placeholder 5" svg:x="0in" svg:y="11.10827in" svg:width="3.5878in" svg:height="0.58425in" presentation:class="foot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2" presentation:style-name="a928" draw:name="Slide Number Placeholder 6" svg:x="4.67953in" svg:y="11.10827in" svg:width="3.5878in" svg:height="0.58425in" presentation:class="page-number" presentation:placeholder="false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0">
      <draw:frame draw:id="id158" draw:layer="Master2-bg" draw:style-name="a931" draw:name="Picture 5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59" draw:layer="Master2-bg" draw:style-name="a932" draw:name="Picture 6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60" draw:layer="Master2-bg" draw:style-name="a935" draw:name="TextBox 7" svg:x="1.89016in" svg:y="5.90591in" svg:width="2.56811in" svg:height="0.42756in">
        <draw:text-box>
          <text:p text:style-name="a934" text:class-names="" text:cond-style-name=""><text:span text:style-name="a933" text:class-names=""/></text:p>
        </draw:text-box>
        <svg:title/>
        <svg:desc/>
      </draw:frame>
      <draw:frame draw:id="id161" draw:layer="Master2-bg" draw:style-name="a938" draw:name="TextBox 8" svg:x="4.61654in" svg:y="5.90591in" svg:width="3.49409in" svg:height="0.42756in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162" draw:layer="Master2-bg" draw:style-name="a941" draw:name="TextBox 9" svg:x="8.37677in" svg:y="5.90591in" svg:width="2.56811in" svg:height="0.42756in">
        <draw:text-box>
          <text:p text:style-name="a940" text:class-names="" text:cond-style-name=""><text:span text:style-name="a939" text:class-names=""><text:page-number style:num-format="1" text:fixed="false"/></text:span></text:p>
        </draw:text-box>
        <svg:title/>
        <svg:desc/>
      </draw:frame>
      <draw:frame draw:id="id163" presentation:style-name="a944" draw:name="Title 1" svg:x="0.75868in" svg:y="0.41319in" svg:width="3.55556in" svg:height="1.44792in" presentation:class="title" presentation:placeholder="false">
        <draw:text-box>
          <text:p text:style-name="a943" text:class-names="" text:cond-style-name=""><text:span text:style-name="a942" text:class-names="">Click to edit Master title style</text:span></text:p>
        </draw:text-box>
        <svg:title/>
        <svg:desc/>
      </draw:frame>
      <draw:frame draw:id="id164" presentation:style-name="a959" draw:name="Content Placeholder 2" svg:x="4.6875in" svg:y="0.89236in" svg:width="5.57986in" svg:height="4.40799in" presentation:class="object" presentation:placeholder="false">
        <draw:text-box>
          <text:p text:style-name="a946" text:class-names="" text:cond-style-name=""><text:span text:style-name="a945" text:class-names="">Click to edit Master text styles</text:span></text:p>
          <text:list text:style-name="a949">
            <text:list-item>
              <text:list text:style-name="a949">
                <text:list-item>
                  <text:p text:style-name="a948" text:class-names="" text:cond-style-name=""><text:span text:style-name="a947" text:class-names="">Second level</text:span></text:p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p text:style-name="a951" text:class-names="" text:cond-style-name=""><text:span text:style-name="a95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p text:style-name="a954" text:class-names="" text:cond-style-name=""><text:span text:style-name="a9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list text:style-name="a958">
                            <text:list-item>
                              <text:p text:style-name="a957" text:class-names="" text:cond-style-name=""><text:span text:style-name="a9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963" draw:name="Text Placeholder 3" svg:x="0.75868in" svg:y="1.86111in" svg:width="3.55556in" svg:height="3.44618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Click to edit Master text styles</text:span></text:p>
            </text:list-item>
          </text:list>
        </draw:text-box>
        <svg:title/>
        <svg:desc/>
      </draw:frame>
      <draw:frame draw:id="id166" presentation:style-name="a966" draw:name="Date Placeholder 4" svg:x="1.10236in" svg:y="5.9063in" svg:width="2.45in" svg:height="0.42717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presentation:notes style:page-layout-name="pageLayout2" draw:style-name="a983">
        <draw:page-thumbnail svg:x="0.23622in" svg:y="0.88858in" svg:width="7.79449in" svg:height="4.38425in" presentation:class="page" draw:id="id7" presentation:style-name="a967" draw:name="Slide Image Placeholder 1">
          <svg:title/>
          <svg:desc/>
        </draw:page-thumbnail>
        <draw:frame draw:id="id8" presentation:style-name="a970" draw:name="Notes Placeholder 2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9" presentation:style-name="a973" draw:name="Header Placeholder 3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0" presentation:style-name="a976" draw:name="Date Placeholder 4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1" presentation:style-name="a979" draw:name="Footer Placeholder 5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2" presentation:style-name="a982" draw:name="Slide Number Placeholder 6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4">
      <draw:frame draw:id="id167" draw:layer="Master2-bg" draw:style-name="a985" draw:name="Picture 5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68" draw:layer="Master2-bg" draw:style-name="a986" draw:name="Picture 6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69" draw:layer="Master2-bg" draw:style-name="a989" draw:name="TextBox 7" svg:x="1.89016in" svg:y="5.90591in" svg:width="2.56811in" svg:height="0.42756in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70" draw:layer="Master2-bg" draw:style-name="a992" draw:name="TextBox 8" svg:x="4.61654in" svg:y="5.90591in" svg:width="3.49409in" svg:height="0.42756in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71" draw:layer="Master2-bg" draw:style-name="a995" draw:name="TextBox 9" svg:x="8.37677in" svg:y="5.90591in" svg:width="2.56811in" svg:height="0.42756in">
        <draw:text-box>
          <text:p text:style-name="a994" text:class-names="" text:cond-style-name=""><text:span text:style-name="a993" text:class-names=""><text:page-number style:num-format="1" text:fixed="false"/></text:span></text:p>
        </draw:text-box>
        <svg:title/>
        <svg:desc/>
      </draw:frame>
      <draw:frame draw:id="id172" presentation:style-name="a998" draw:name="Title 1" svg:x="0.75868in" svg:y="0.41319in" svg:width="3.55556in" svg:height="1.44792in" presentation:class="title" presentation:placeholder="false">
        <draw:text-box>
          <text:p text:style-name="a997" text:class-names="" text:cond-style-name=""><text:span text:style-name="a996" text:class-names="">Click to edit Master title style</text:span></text:p>
        </draw:text-box>
        <svg:title/>
        <svg:desc/>
      </draw:frame>
      <draw:frame draw:id="id173" presentation:style-name="a1001" draw:name="Picture Placeholder 2" svg:x="4.6875in" svg:y="0.89236in" svg:width="5.57986in" svg:height="4.40799in" presentation:class="graphic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174" presentation:style-name="a1005" draw:name="Text Placeholder 3" svg:x="0.75868in" svg:y="1.86111in" svg:width="3.55556in" svg:height="3.44618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Click to edit Master text styles</text:span></text:p>
            </text:list-item>
          </text:list>
        </draw:text-box>
        <svg:title/>
        <svg:desc/>
      </draw:frame>
      <draw:frame draw:id="id175" presentation:style-name="a1008" draw:name="Date Placeholder 4" svg:x="1.10236in" svg:y="5.9063in" svg:width="2.45in" svg:height="0.42717in" presentation:class="date-time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presentation:notes style:page-layout-name="pageLayout2" draw:style-name="a1025">
        <draw:page-thumbnail svg:x="0.23622in" svg:y="0.88858in" svg:width="7.79449in" svg:height="4.38425in" presentation:class="page" draw:id="id7" presentation:style-name="a1009" draw:name="Slide Image Placeholder 1">
          <svg:title/>
          <svg:desc/>
        </draw:page-thumbnail>
        <draw:frame draw:id="id8" presentation:style-name="a1012" draw:name="Notes Placeholder 2" svg:x="0.82677in" svg:y="5.55394in" svg:width="6.61378in" svg:height="5.26142in" presentation:class="notes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Header Placeholder 3" svg:x="0in" svg:y="0in" svg:width="3.5878in" svg:height="0.58425in" presentation:class="head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Date Placeholder 4" svg:x="4.67953in" svg:y="0in" svg:width="3.5878in" svg:height="0.58425in" presentation:class="date-time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1" presentation:style-name="a1021" draw:name="Footer Placeholder 5" svg:x="0in" svg:y="11.10827in" svg:width="3.5878in" svg:height="0.58425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2" presentation:style-name="a1024" draw:name="Slide Number Placeholder 6" svg:x="4.67953in" svg:y="11.10827in" svg:width="3.5878in" svg:height="0.58425in" presentation:class="page-number" presentation:placeholder="false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6">
      <draw:frame draw:id="id176" draw:layer="Master2-bg" draw:style-name="a1027" draw:name="Picture 4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77" draw:layer="Master2-bg" draw:style-name="a1028" draw:name="Picture 5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78" draw:layer="Master2-bg" draw:style-name="a1031" draw:name="TextBox 6" svg:x="1.89016in" svg:y="5.90591in" svg:width="2.56811in" svg:height="0.42756in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79" draw:layer="Master2-bg" draw:style-name="a1034" draw:name="TextBox 7" svg:x="4.61654in" svg:y="5.90591in" svg:width="3.49409in" svg:height="0.42756in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80" draw:layer="Master2-bg" draw:style-name="a1037" draw:name="TextBox 8" svg:x="8.37677in" svg:y="5.90591in" svg:width="2.56811in" svg:height="0.42756in">
        <draw:text-box>
          <text:p text:style-name="a1036" text:class-names="" text:cond-style-name=""><text:span text:style-name="a1035" text:class-names=""><text:page-number style:num-format="1" text:fixed="false"/></text:span></text:p>
        </draw:text-box>
        <svg:title/>
        <svg:desc/>
      </draw:frame>
      <draw:frame draw:id="id181" presentation:style-name="a1040" draw:name="Title 1" svg:x="0.55118in" svg:y="0.6185in" svg:width="9.92087in" svg:height="1.03504in" presentation:class="title" presentation:placeholder="false">
        <draw:text-box>
          <text:p text:style-name="a1039" text:class-names="" text:cond-style-name=""><text:span text:style-name="a1038" text:class-names="">Click to edit Master title style</text:span></text:p>
        </draw:text-box>
        <svg:title/>
        <svg:desc/>
      </draw:frame>
      <draw:frame draw:id="id182" presentation:style-name="a1056" draw:name="Vertical Text Placeholder 2" svg:x="0.55118in" svg:y="1.81102in" svg:width="9.92087in" svg:height="3.23583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Click to edit Master text styles</text:span></text:p>
            </text:list-item>
          </text:list>
          <text:list text:style-name="a1046">
            <text:list-item>
              <text:list text:style-name="a1046">
                <text:list-item>
                  <text:p text:style-name="a1045" text:class-names="" text:cond-style-name=""><text:span text:style-name="a1044" text:class-names="">Second level</text:span></text:p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p text:style-name="a1048" text:class-names="" text:cond-style-name=""><text:span text:style-name="a10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p text:style-name="a1051" text:class-names="" text:cond-style-name=""><text:span text:style-name="a10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list text:style-name="a1055">
                            <text:list-item>
                              <text:p text:style-name="a1054" text:class-names="" text:cond-style-name=""><text:span text:style-name="a10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059" draw:name="Date Placeholder 3" svg:x="1.10236in" svg:y="5.9063in" svg:width="2.45in" svg:height="0.42717in" presentation:class="date-time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presentation:notes style:page-layout-name="pageLayout2" draw:style-name="a1076">
        <draw:page-thumbnail svg:x="0.23622in" svg:y="0.88858in" svg:width="7.79449in" svg:height="4.38425in" presentation:class="page" draw:id="id7" presentation:style-name="a1060" draw:name="Slide Image Placeholder 1">
          <svg:title/>
          <svg:desc/>
        </draw:page-thumbnail>
        <draw:frame draw:id="id8" presentation:style-name="a1063" draw:name="Notes Placeholder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Header Placeholder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Date Placeholder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Footer Placeholder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Slide Number Placeholder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7">
      <draw:frame draw:id="id184" draw:layer="Master2-bg" draw:style-name="a1078" draw:name="Picture 4" svg:x="0.00669in" svg:y="0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85" draw:layer="Master2-bg" draw:style-name="a1079" draw:name="Picture 5" svg:x="0.00669in" svg:y="5.85866in" svg:width="11.02362in" svg:height="0.35433in" style:rel-width="scale" style:rel-height="scale">
        <draw:image xlink:href="media/image2.png" xlink:type="simple" xlink:show="embed" xlink:actuate="onLoad"/>
        <svg:title/>
        <svg:desc/>
      </draw:frame>
      <draw:frame draw:id="id186" draw:layer="Master2-bg" draw:style-name="a1082" draw:name="TextBox 6" svg:x="1.89016in" svg:y="5.90591in" svg:width="2.56811in" svg:height="0.42756in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87" draw:layer="Master2-bg" draw:style-name="a1085" draw:name="TextBox 7" svg:x="4.61654in" svg:y="5.90591in" svg:width="3.49409in" svg:height="0.42756in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88" draw:layer="Master2-bg" draw:style-name="a1088" draw:name="TextBox 8" svg:x="8.37677in" svg:y="5.90591in" svg:width="2.56811in" svg:height="0.42756in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draw:frame draw:id="id189" presentation:style-name="a1091" draw:name="Vertical Title 1" svg:x="7.99306in" svg:y="0.61806in" svg:width="2.47917in" svg:height="4.42882in" presentation:class="title" presentation:placeholder="false">
        <draw:text-box>
          <text:p text:style-name="a1090" text:class-names="" text:cond-style-name=""><text:span text:style-name="a1089" text:class-names="">Click to edit Master title style</text:span></text:p>
        </draw:text-box>
        <svg:title/>
        <svg:desc/>
      </draw:frame>
      <draw:frame draw:id="id190" presentation:style-name="a1107" draw:name="Vertical Text Placeholder 2" svg:x="0.55035in" svg:y="0.61806in" svg:width="7.27604in" svg:height="4.42882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list text:style-name="a1106">
                            <text:list-item>
                              <text:p text:style-name="a1105" text:class-names="" text:cond-style-name=""><text:span text:style-name="a11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10" draw:name="Date Placeholder 3" svg:x="1.10236in" svg:y="5.9063in" svg:width="2.45in" svg:height="0.42717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7" presentation:style-name="a1111" draw:name="Slide Image Placeholder 1">
          <svg:title/>
          <svg:desc/>
        </draw:page-thumbnail>
        <draw:frame draw:id="id8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9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0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1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2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92" presentation:style-name="a1131" draw:name="Header Placeholder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93" presentation:style-name="a1134" draw:name="Date Placeholder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94" presentation:style-name="a1137" draw:name="Footer Placeholder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95" presentation:style-name="a1140" draw:name="Slide Number Placeholder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lassy Red</dc:title>
    <dc:creator>Mateusz Lewandowski (254455)</dc:creator>
    <meta:creation-date>2022-03-15T20:43:29Z</meta:creation-date>
    <dc:date>2022-03-15T22:21:57Z</dc:date>
    <meta:editing-cycles>4</meta:editing-cycles>
    <meta:editing-duration>PT1076S</meta:editing-duration>
    <meta:document-statistic meta:paragraph-count="20" meta:word-count="44"/>
  </office:meta>
</office:document-meta>
</file>